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DNN_single</text:p>
          </table:table-cell>
          <table:table-cell office:value-type="string" calcext:value-type="string" table:number-columns-spanned="4" table:number-rows-spanned="1">
            <text:p>One hidden layers: 300; batch_size: 256; epochs: 2; learning rate: 0.2; weight decay: 0.05; GPU: 1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running time</text:p>
          </table:table-cell>
          <table:table-cell table:number-columns-repeated="4"/>
          <table:table-cell office:value-type="string" calcext:value-type="string">
            <text:p>distance</text:p>
          </table:table-cell>
          <table:table-cell table:number-columns-repeated="4"/>
          <table:table-cell office:value-type="string" calcext:value-type="string">
            <text:p>test accu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ion rate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Incremental 1</text:p>
          </table:table-cell>
          <table:table-cell office:value-type="string" calcext:value-type="string">
            <text:p>Incremental 2</text:p>
          </table:table-cell>
          <table:table-cell/>
          <table:table-cell office:value-type="string" calcext:value-type="string">
            <text:p>deletion rate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Incremental 1</text:p>
          </table:table-cell>
          <table:table-cell office:value-type="string" calcext:value-type="string">
            <text:p>Incremental 2</text:p>
          </table:table-cell>
          <table:table-cell/>
          <table:table-cell office:value-type="string" calcext:value-type="string">
            <text:p>deletion rate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Incremental 1</text:p>
          </table:table-cell>
          <table:table-cell office:value-type="string" calcext:value-type="string">
            <text:p>Incremental 2</text:p>
          </table:table-cell>
          <table:table-cell/>
        </table:table-row>
        <table:table-row table:style-name="ro1">
          <table:table-cell office:value-type="float" office:value="0.00005" calcext:value-type="float">
            <text:p>5E-05</text:p>
          </table:table-cell>
          <table:table-cell office:value-type="float" office:value="10.1564691066742" calcext:value-type="float">
            <text:p>10.1564691066742</text:p>
          </table:table-cell>
          <table:table-cell office:value-type="float" office:value="2.12386870384216" calcext:value-type="float">
            <text:p>2.12386870384216</text:p>
          </table:table-cell>
          <table:table-cell office:value-type="float" office:value="2.64515709877014" calcext:value-type="float">
            <text:p>2.64515709877014</text:p>
          </table:table-cell>
          <table:table-cell/>
          <table:table-cell office:value-type="float" office:value="0.00005" calcext:value-type="float">
            <text:p>5E-05</text:p>
          </table:table-cell>
          <table:table-cell office:value-type="float" office:value="0.0002" calcext:value-type="float">
            <text:p>0.0002</text:p>
          </table:table-cell>
          <table:table-cell table:style-name="ce1" office:value-type="float" office:value="0.000032098" calcext:value-type="float">
            <text:p>3.21E-05</text:p>
          </table:table-cell>
          <table:table-cell table:style-name="ce1" office:value-type="float" office:value="0.000021277" calcext:value-type="float">
            <text:p>2.13E-05</text:p>
          </table:table-cell>
          <table:table-cell/>
          <table:table-cell office:value-type="float" office:value="0.00005" calcext:value-type="float">
            <text:p>5E-05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8352" calcext:value-type="float">
            <text:p>0.8352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9.96865701675415" calcext:value-type="float">
            <text:p>9.96865701675415</text:p>
          </table:table-cell>
          <table:table-cell office:value-type="float" office:value="2.18343567848206" calcext:value-type="float">
            <text:p>2.18343567848206</text:p>
          </table:table-cell>
          <table:table-cell office:value-type="float" office:value="2.75119137763977" calcext:value-type="float">
            <text:p>2.75119137763977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table:style-name="ce1" office:value-type="float" office:value="0.000036776" calcext:value-type="float">
            <text:p>3.68E-05</text:p>
          </table:table-cell>
          <table:table-cell table:style-name="ce1" office:value-type="float" office:value="0.00002683" calcext:value-type="float">
            <text:p>2.68E-05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8343" calcext:value-type="float">
            <text:p>0.8343</text:p>
          </table:table-cell>
          <table:table-cell table:number-columns-repeated="2" office:value-type="float" office:value="0.8352" calcext:value-type="float">
            <text:p>0.8352</text:p>
          </table:table-cell>
          <table:table-cell/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10.1513023376465" calcext:value-type="float">
            <text:p>10.1513023376465</text:p>
          </table:table-cell>
          <table:table-cell office:value-type="float" office:value="2.17524075508118" calcext:value-type="float">
            <text:p>2.17524075508118</text:p>
          </table:table-cell>
          <table:table-cell office:value-type="float" office:value="2.66365623474121" calcext:value-type="float">
            <text:p>2.66365623474121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float" office:value="0.0008" calcext:value-type="float">
            <text:p>0.0008</text:p>
          </table:table-cell>
          <table:table-cell table:style-name="ce1" office:value-type="float" office:value="0.000055063" calcext:value-type="float">
            <text:p>5.51E-05</text:p>
          </table:table-cell>
          <table:table-cell table:style-name="ce1" office:value-type="float" office:value="0.00003489" calcext:value-type="float">
            <text:p>3.49E-05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8353" calcext:value-type="float">
            <text:p>0.8353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0.0002174377441" calcext:value-type="float">
            <text:p>10.0002174377441</text:p>
          </table:table-cell>
          <table:table-cell office:value-type="float" office:value="2.19775700569153" calcext:value-type="float">
            <text:p>2.19775700569153</text:p>
          </table:table-cell>
          <table:table-cell office:value-type="float" office:value="2.73226737976074" calcext:value-type="float">
            <text:p>2.73226737976074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8346" calcext:value-type="float">
            <text:p>0.8346</text:p>
          </table:table-cell>
          <table:table-cell table:number-columns-repeated="2" office:value-type="float" office:value="0.8353" calcext:value-type="float">
            <text:p>0.8353</text:p>
          </table:table-cell>
          <table:table-cell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0.2307970523834" calcext:value-type="float">
            <text:p>10.2307970523834</text:p>
          </table:table-cell>
          <table:table-cell office:value-type="float" office:value="2.27422642707825" calcext:value-type="float">
            <text:p>2.27422642707825</text:p>
          </table:table-cell>
          <table:table-cell office:value-type="float" office:value="2.83016109466553" calcext:value-type="float">
            <text:p>2.8301610946655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8346" calcext:value-type="float">
            <text:p>0.8346</text:p>
          </table:table-cell>
          <table:table-cell table:number-columns-repeated="2" office:value-type="float" office:value="0.8352" calcext:value-type="float">
            <text:p>0.8352</text:p>
          </table:table-cell>
          <table:table-cell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.2361595630646" calcext:value-type="float">
            <text:p>10.2361595630646</text:p>
          </table:table-cell>
          <table:table-cell office:value-type="float" office:value="2.47792553901672" calcext:value-type="float">
            <text:p>2.47792553901672</text:p>
          </table:table-cell>
          <table:table-cell office:value-type="float" office:value="2.89232063293457" calcext:value-type="float">
            <text:p>2.89232063293457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8348" calcext:value-type="float">
            <text:p>0.834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.92729544639587" calcext:value-type="float">
            <text:p>9.92729544639587</text:p>
          </table:table-cell>
          <table:table-cell office:value-type="float" office:value="2.51944494247437" calcext:value-type="float">
            <text:p>2.51944494247437</text:p>
          </table:table-cell>
          <table:table-cell office:value-type="float" office:value="3.11795163154602" calcext:value-type="float">
            <text:p>3.11795163154602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 office:value-type="float" office:value="0.8348" calcext:value-type="float">
            <text:p>0.8348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deletion rate (0.00005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gularization r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nning time</text:p>
          </table:table-cell>
          <table:table-cell table:number-columns-repeated="4"/>
          <table:table-cell office:value-type="string" calcext:value-type="string">
            <text:p>distance</text:p>
          </table:table-cell>
          <table:table-cell table:number-columns-repeated="4"/>
          <table:table-cell office:value-type="string" calcext:value-type="string">
            <text:p>test accu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ion rate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Incremental 1</text:p>
          </table:table-cell>
          <table:table-cell office:value-type="string" calcext:value-type="string">
            <text:p>Incremental 2</text:p>
          </table:table-cell>
          <table:table-cell/>
          <table:table-cell office:value-type="string" calcext:value-type="string">
            <text:p>deletion rate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Incremental 1</text:p>
          </table:table-cell>
          <table:table-cell office:value-type="string" calcext:value-type="string">
            <text:p>Incremental 2</text:p>
          </table:table-cell>
          <table:table-cell/>
          <table:table-cell office:value-type="string" calcext:value-type="string">
            <text:p>deletion rate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Incremental 1</text:p>
          </table:table-cell>
          <table:table-cell office:value-type="string" calcext:value-type="string">
            <text:p>Incremental 2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0.1157095432281" calcext:value-type="float">
            <text:p>10.1157095432281</text:p>
          </table:table-cell>
          <table:table-cell office:value-type="float" office:value="2.10843968391418" calcext:value-type="float">
            <text:p>2.10843968391418</text:p>
          </table:table-cell>
          <table:table-cell office:value-type="float" office:value="2.71511626243591" calcext:value-type="float">
            <text:p>2.71511626243591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style-name="ce1" office:value-type="float" office:value="0.000019857" calcext:value-type="float">
            <text:p>1.99E-05</text:p>
          </table:table-cell>
          <table:table-cell table:style-name="ce1" office:value-type="float" office:value="0.000018144" calcext:value-type="float">
            <text:p>1.81E-05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8351" calcext:value-type="float">
            <text:p>0.835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.0372557640076" calcext:value-type="float">
            <text:p>10.0372557640076</text:p>
          </table:table-cell>
          <table:table-cell office:value-type="float" office:value="2.11542272567749" calcext:value-type="float">
            <text:p>2.11542272567749</text:p>
          </table:table-cell>
          <table:table-cell office:value-type="float" office:value="2.70846915245056" calcext:value-type="float">
            <text:p>2.70846915245056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03" calcext:value-type="float">
            <text:p>0.0003</text:p>
          </table:table-cell>
          <table:table-cell table:style-name="ce1" office:value-type="float" office:value="0.000016701" calcext:value-type="float">
            <text:p>1.67E-05</text:p>
          </table:table-cell>
          <table:table-cell table:style-name="ce1" office:value-type="float" office:value="0.000017888" calcext:value-type="float">
            <text:p>1.79E-0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47" calcext:value-type="float">
            <text:p>0.8347</text:p>
          </table:table-cell>
          <table:table-cell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0.1862215995789" calcext:value-type="float">
            <text:p>10.1862215995789</text:p>
          </table:table-cell>
          <table:table-cell office:value-type="float" office:value="2.13225913047791" calcext:value-type="float">
            <text:p>2.13225913047791</text:p>
          </table:table-cell>
          <table:table-cell office:value-type="float" office:value="2.66634750366211" calcext:value-type="float">
            <text:p>2.6663475036621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table:style-name="ce1" office:value-type="float" office:value="0.000030719" calcext:value-type="float">
            <text:p>3.07E-05</text:p>
          </table:table-cell>
          <table:table-cell table:style-name="ce1" office:value-type="float" office:value="0.000020215" calcext:value-type="float">
            <text:p>2.02E-0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8353" calcext:value-type="float">
            <text:p>0.8353</text:p>
          </table:table-cell>
          <table:table-cell table:number-columns-repeated="2" office:value-type="float" office:value="0.8347" calcext:value-type="float">
            <text:p>0.8347</text:p>
          </table:table-cell>
          <table:table-cell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.0950629711151" calcext:value-type="float">
            <text:p>10.0950629711151</text:p>
          </table:table-cell>
          <table:table-cell office:value-type="float" office:value="2.14105296134949" calcext:value-type="float">
            <text:p>2.14105296134949</text:p>
          </table:table-cell>
          <table:table-cell office:value-type="float" office:value="2.65947675704956" calcext:value-type="float">
            <text:p>2.65947675704956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05" calcext:value-type="float">
            <text:p>0.0005</text:p>
          </table:table-cell>
          <table:table-cell table:style-name="ce1" office:value-type="float" office:value="0.000041603" calcext:value-type="float">
            <text:p>4.16E-05</text:p>
          </table:table-cell>
          <table:table-cell table:style-name="ce1" office:value-type="float" office:value="0.000024058" calcext:value-type="float">
            <text:p>2.41E-05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46" calcext:value-type="float">
            <text:p>0.8346</text:p>
          </table:table-cell>
          <table:table-cell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deletion rate (0.00005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ularization ra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ning time</text:p>
          </table:table-cell>
          <table:table-cell table:number-columns-repeated="4"/>
          <table:table-cell office:value-type="string" calcext:value-type="string">
            <text:p>distance</text:p>
          </table:table-cell>
          <table:table-cell table:number-columns-repeated="4"/>
          <table:table-cell office:value-type="string" calcext:value-type="string">
            <text:p>test accurac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tch size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Incremental 1</text:p>
          </table:table-cell>
          <table:table-cell office:value-type="string" calcext:value-type="string">
            <text:p>Incremental 2</text:p>
          </table:table-cell>
          <table:table-cell/>
          <table:table-cell office:value-type="string" calcext:value-type="string">
            <text:p>deletion rate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Incremental 1</text:p>
          </table:table-cell>
          <table:table-cell office:value-type="string" calcext:value-type="string">
            <text:p>Incremental 2</text:p>
          </table:table-cell>
          <table:table-cell/>
          <table:table-cell office:value-type="string" calcext:value-type="string">
            <text:p>deletion rate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Incremental 1</text:p>
          </table:table-cell>
          <table:table-cell office:value-type="string" calcext:value-type="string">
            <text:p>Incremental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.9300103187561" calcext:value-type="float">
            <text:p>10.9300103187561</text:p>
          </table:table-cell>
          <table:table-cell office:value-type="float" office:value="2.11992335319519" calcext:value-type="float">
            <text:p>2.1199233531951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004" calcext:value-type="float">
            <text:p>0.0004</text:p>
          </table:table-cell>
          <table:table-cell table:style-name="ce1" office:value-type="float" office:value="0.000049337" calcext:value-type="float">
            <text:p>4.93E-05</text:p>
          </table:table-cell>
          <table:table-cell table:style-name="ce1"/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0.8362" calcext:value-type="float">
            <text:p>0.83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1.3015422821045" calcext:value-type="float">
            <text:p>21.3015422821045</text:p>
          </table:table-cell>
          <table:table-cell office:value-type="float" office:value="3.32354402542114" calcext:value-type="float">
            <text:p>3.32354402542114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004" calcext:value-type="float">
            <text:p>0.0004</text:p>
          </table:table-cell>
          <table:table-cell table:style-name="ce1" office:value-type="float" office:value="0.000042679" calcext:value-type="float">
            <text:p>4.27E-05</text:p>
          </table:table-cell>
          <table:table-cell table:style-name="ce1"/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.8369" calcext:value-type="float">
            <text:p>0.836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26.129776239395" calcext:value-type="float">
            <text:p>326.129776239395</text:p>
          </table:table-cell>
          <table:table-cell office:value-type="float" office:value="39.4068188667297" calcext:value-type="float">
            <text:p>39.4068188667297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0.0005" calcext:value-type="float">
            <text:p>0.0005</text:p>
          </table:table-cell>
          <table:table-cell table:style-name="ce1" office:value-type="float" office:value="0.0000036832" calcext:value-type="float">
            <text:p>3.68E-06</text:p>
          </table:table-cell>
          <table:table-cell table:style-name="ce1"/>
          <table:table-cell/>
          <table:table-cell office:value-type="float" office:value="4096" calcext:value-type="float">
            <text:p>4096</text:p>
          </table:table-cell>
          <table:table-cell table:number-columns-repeated="2" office:value-type="float" office:value="0.834" calcext:value-type="float">
            <text:p>0.8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15:11:34.101872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0:58:58.305997657</meta:creation-date>
    <dc:date>2020-01-11T12:59:53.198455890</dc:date>
    <meta:editing-duration>P1DT21H32M21S</meta:editing-duration>
    <meta:editing-cycles>3</meta:editing-cycles>
    <meta:generator>LibreOffice/6.2.8.2$Linux_X86_64 LibreOffice_project/20$Build-2</meta:generator>
    <meta:document-statistic meta:table-count="1" meta:cell-count="213" meta:object-count="0"/>
  </office:meta>
</office:document-meta>
</file>